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ClassNameTest5.test_for_write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iteClassNameTest5.test_for_writeClassName_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